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CSS Introduction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In this lesson, you will learn the fundamental of CS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7T21:27:59.351000000</meta:creation-date>
    <meta:editing-duration>PT54S</meta:editing-duration>
    <meta:editing-cycles>2</meta:editing-cycles>
    <meta:generator>LibreOffice/5.4.4.2$Windows_X86_64 LibreOffice_project/2524958677847fb3bb44820e40380acbe820f960</meta:generator>
    <dc:date>2020-01-27T21:28:51.326000000</dc:date>
    <meta:document-statistic meta:object-count="4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